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Tex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Text.getChar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Text.createBlockPointers( Block ancestorBlo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Text.getAncestor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getPrevFOTextThis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charAt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CharIterator.replaceChar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Tex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FOTex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getWhitespaceTrea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getRelativeCharInBlock( int i , int off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OText.clone( FONode parent , boolean removeChildr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xtCharIterator.next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Text.gatherContext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Text.getWordSp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isWordChar( char inputChar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3">
            <text:p text:style-name="Table_20_Contents">3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FOText.getLetterSp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willCreateArea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OText.getLin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textTransform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OText.subSequence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cha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Char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Text.getCommon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finaliz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isStartOfWord( int 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OTex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getTextDeco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Char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getNextFOTextThis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getCommonHyphe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reset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Text.characters( char [ ] data , int start , int length , PropertyList list ,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Text.getNormalNamespac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Text.getBaseLineShi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getWrap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.get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